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b4b9" officeooo:paragraph-rsid="0005b4b9" style:font-weight-asian="bold" style:font-weight-complex="bold"/>
    </style:style>
    <style:style style:name="P2" style:family="paragraph" style:parent-style-name="Standard">
      <style:text-properties fo:font-weight="normal" officeooo:rsid="0005b4b9" officeooo:paragraph-rsid="0005b4b9" style:font-weight-asian="normal" style:font-weight-complex="normal"/>
    </style:style>
    <style:style style:name="P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bold" officeooo:rsid="0005b4b9" officeooo:paragraph-rsid="0005b4b9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/>
      <text:p text:style-name="P1">JSP Syllabus</text:p>
      <text:p text:style-name="P1"/>
      <text:p text:style-name="P3"/>
      <text:p text:style-name="P1"/>
      <text:p text:style-name="P1">Basics of JSP</text:p>
      <text:p text:style-name="P1"/>
      <text:p text:style-name="P2">Life cycle of JSP</text:p>
      <text:p text:style-name="P2">JSP API</text:p>
      <text:p text:style-name="P2">JSP in Eclipse and other IDE's</text:p>
      <text:p text:style-name="P2"/>
      <text:p text:style-name="P1">Scripting elements</text:p>
      <text:p text:style-name="P2"/>
      <text:p text:style-name="P2">scriptlet tag</text:p>
      <text:p text:style-name="P2">expression tag</text:p>
      <text:p text:style-name="P2">declaration tag </text:p>
      <text:p text:style-name="P2"/>
      <text:p text:style-name="P1">9 Implicit Objects</text:p>
      <text:p text:style-name="P2"/>
      <text:p text:style-name="P2">out</text:p>
      <text:p text:style-name="P2">request</text:p>
      <text:p text:style-name="P2">response</text:p>
      <text:p text:style-name="P2">config</text:p>
      <text:p text:style-name="P2">application</text:p>
      <text:p text:style-name="P2">session</text:p>
      <text:p text:style-name="P2">pageContext</text:p>
      <text:p text:style-name="P2">page</text:p>
      <text:p text:style-name="P2">exception</text:p>
      <text:p text:style-name="P2"/>
      <text:p text:style-name="P1">Directive Elements</text:p>
      <text:p text:style-name="P2"/>
      <text:p text:style-name="P2">page directive</text:p>
      <text:p text:style-name="P2">include directive</text:p>
      <text:p text:style-name="P2">taglib directive</text:p>
      <text:p text:style-name="P1"/>
      <text:p text:style-name="P1">Exception Handling</text:p>
      <text:p text:style-name="P1"/>
      <text:p text:style-name="P1">Action Elements</text:p>
      <text:p text:style-name="P1"/>
      <text:p text:style-name="P2">jsp:forward</text:p>
      <text:p text:style-name="P2">jsp:include</text:p>
      <text:p text:style-name="P2">Bean class</text:p>
      <text:p text:style-name="P2">jsp:useBean</text:p>
      <text:p text:style-name="P2">jsp:setProperty &amp; jsp:getProperty</text:p>
      <text:p text:style-name="P2">Displaying applet in JSP </text:p>
      <text:p text:style-name="P1"/>
      <text:p text:style-name="P1">Expression Language</text:p>
      <text:p text:style-name="P1"/>
      <text:p text:style-name="P1">MVC in JSP</text:p>
      <text:p text:style-name="P1"/>
      <text:p text:style-name="P2">Custom tags</text:p>
      <text:p text:style-name="P2"><text:soft-page-break/>Custom Tag : What and Why?</text:p>
      <text:p text:style-name="P2">Custom Tag API?</text:p>
      <text:p text:style-name="P2">Custom Tag Example</text:p>
      <text:p text:style-name="P2">Attributes</text:p>
      <text:p text:style-name="P2">Iteration</text:p>
      <text:p text:style-name="P2">Custom URI </text:p>
      <text:p text:style-name="P2"/>
      <text:p text:style-name="P1">Project Development in JS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18:07:20.473070926</meta:creation-date>
    <dc:date>2014-10-09T18:10:41.787766677</dc:date>
    <meta:editing-duration>P0D</meta:editing-duration>
    <meta:editing-cycles>1</meta:editing-cycles>
    <meta:document-statistic meta:table-count="0" meta:image-count="0" meta:object-count="0" meta:page-count="2" meta:paragraph-count="41" meta:word-count="88" meta:character-count="578" meta:non-whitespace-character-count="528"/>
    <meta:generator>LibreOffice/4.2.3.3$Linux_x86 LibreOffice_project/420m0$Build-3</meta:generator>
  </office:meta>
</office:document-meta>
</file>